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d44" officeooo:paragraph-rsid="000e7d44"/>
    </style:style>
    <style:style style:name="P2" style:family="paragraph" style:parent-style-name="Standard">
      <style:text-properties officeooo:rsid="000e7d44" officeooo:paragraph-rsid="000e7d44"/>
    </style:style>
    <style:style style:name="P3" style:family="paragraph" style:parent-style-name="Standard">
      <style:text-properties officeooo:rsid="00154ec2" officeooo:paragraph-rsid="00154ec2"/>
    </style:style>
    <style:style style:name="T1" style:family="text">
      <style:text-properties officeooo:rsid="000ef9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how to sync our data on nextcloud server</text:p>
      <text:p text:style-name="P1">2.Visit this link <text:s/><text:a xlink:type="simple" xlink:href="https://github.com/nextcloud/desktop/releases/download/v3.7.4/Nextcloud-3.7.4-x64.msi" text:style-name="Internet_20_link" text:visited-style-name="Visited_20_Internet_20_Link">https://github.com/nextcloud/desktop/releases/download/v3.7.4/Nextcloud-3.7.4-x64.msi</text:a></text:p>
      <text:p text:style-name="P1">3.install the nextcloud application </text:p>
      <text:p text:style-name="P1">and setup the hosts file, <text:s/>192.168.1.105 <text:s text:c="2"/>localcloud.org</text:p>
      <text:p text:style-name="P1">4.click the Login (in nextcloud application)</text:p>
      <text:p text:style-name="P1">5.enter the server address : <text:a xlink:type="simple" xlink:href="http://localcloud.org/" text:style-name="Internet_20_link" text:visited-style-name="Visited_20_Internet_20_Link">http://localcloud.org</text:a></text:p>
      <text:p text:style-name="P1">6.Enter username and password</text:p>
      <text:p text:style-name="P1">7.<text:span text:style-name="T1">Go to setting and select your folder which you want to sync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2:58:28.730279506</meta:creation-date>
    <meta:generator>LibreOffice/7.3.7.2$Linux_X86_64 LibreOffice_project/30$Build-2</meta:generator>
    <dc:date>2023-03-11T14:05:51.138368508</dc:date>
    <meta:editing-duration>PT5M14S</meta:editing-duration>
    <meta:editing-cycles>3</meta:editing-cycles>
    <meta:document-statistic meta:table-count="0" meta:image-count="0" meta:object-count="0" meta:page-count="1" meta:paragraph-count="8" meta:word-count="51" meta:character-count="424" meta:non-whitespace-character-count="376"/>
  </office:meta>
</office:document-meta>
</file>